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54cm" svg:stroke-color="#000000" draw:marker-start-width="0.578cm" draw:marker-end-width="0.578cm" draw:stroke-linejoin="miter" draw:fill="solid" draw:fill-color="#ffffff" draw:textarea-horizontal-align="center" draw:textarea-vertical-align="middle" draw:auto-grow-height="false" fo:min-height="0.749cm" fo:min-width="0.499cm" fo:padding-top="0.249cm" fo:padding-bottom="0.249cm" fo:padding-left="0.374cm" fo:padding-right="0.374cm" draw:shadow="hidden"/>
    </style:style>
    <style:style style:name="gr2" style:family="graphic" style:parent-style-name="standard">
      <style:graphic-properties svg:stroke-width="0.254cm" svg:stroke-color="#000000" draw:marker-start-width="0.581cm" draw:marker-end-width="0.581cm" draw:stroke-linejoin="miter" draw:fill="solid" draw:fill-color="#ffffff" draw:textarea-horizontal-align="justify" draw:textarea-vertical-align="middle" draw:auto-grow-height="false" fo:padding-top="0.252cm" fo:padding-bottom="0.252cm" fo:padding-left="0.377cm" fo:padding-right="0.377cm"/>
    </style:style>
    <style:style style:name="gr3" style:family="graphic" style:parent-style-name="standard">
      <style:graphic-properties svg:stroke-width="0.254cm" svg:stroke-color="#000000" draw:marker-start-width="0.581cm" draw:marker-end-width="0.581cm" draw:stroke-linejoin="miter" draw:fill="solid" draw:fill-color="#ffffff" draw:textarea-horizontal-align="justify" draw:textarea-vertical-align="middle" draw:auto-grow-height="false" fo:padding-top="0.252cm" fo:padding-bottom="0.252cm" fo:padding-left="0.377cm" fo:padding-right="0.377cm" draw:shadow="hidden"/>
    </style:style>
    <style:style style:name="gr4" style:family="graphic" style:parent-style-name="standard">
      <style:graphic-properties svg:stroke-width="0.356cm" svg:stroke-color="#000000" draw:marker-start-width="0.735cm" draw:marker-end-width="0.735cm" draw:stroke-linejoin="miter" draw:fill="solid" draw:fill-color="#000000" draw:textarea-horizontal-align="justify" draw:textarea-vertical-align="middle" draw:auto-grow-height="false" fo:padding-top="0.304cm" fo:padding-bottom="0.304cm" fo:padding-left="0.429cm" fo:padding-right="0.429cm" draw:shadow="hidden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6.099cm" svg:height="2.653cm" svg:x="0.238cm" svg:y="1.381cm" svg:viewBox="0 0 6100 2654" svg:d="m4210 310c-1461 0-2601 457-2633 977 0 1262-10 896 0 1367 421 0 842 0 1262 0 13-471 0-841 0-1367 0-251 641-505 1371-505 214 0 143 0 214 0 0 295 0 197 0 295 1676-531 1118-354 1676-531-1676-546-1117-364-1676-546 0 310 0 206 0 310-71 0-143 0-214 0zm-4210-310zm6100 2170z">
          <text:p/>
        </draw:path>
        <draw:path draw:style-name="gr1" draw:text-style-name="P1" draw:layer="layout" svg:width="6.099cm" svg:height="2.653cm" svg:x="7.914cm" svg:y="1.381cm" svg:viewBox="0 0 6100 2654" svg:d="m1891 310c1460 0 2601 457 2632 977 0 1262 11 896 0 1367-421 0-841 0-1262 0-12-471 0-841 0-1367 0-251-640-505-1370-505-215 0-144 0-215 0 0 295 0 197 0 295-1676-531-1117-354-1676-531 1676-546 1117-364 1676-546 0 310 0 206 0 310 71 0 143 0 215 0zm4209-310zm-6100 2170z">
          <text:p/>
        </draw:path>
        <draw:custom-shape draw:style-name="gr2" draw:text-style-name="P1" draw:layer="layout" svg:width="5.048cm" svg:height="2.735cm" svg:x="1.5cm" svg:y="5.5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1" draw:text-style-name="P1" draw:layer="layout" svg:width="6.099cm" svg:height="2.653cm" svg:x="0.239cm" svg:y="1.382cm" svg:viewBox="0 0 6100 2654" svg:d="m4210 310c-1461 0-2601 457-2633 977 0 1262-10 896 0 1367 421 0 842 0 1262 0 13-471 0-841 0-1367 0-251 641-505 1371-505 214 0 143 0 214 0 0 295 0 197 0 295 1676-531 1118-354 1676-531-1676-546-1117-364-1676-546 0 310 0 206 0 310-71 0-143 0-214 0zm-4210-310zm6100 2170z">
          <text:p/>
        </draw:path>
        <draw:custom-shape draw:style-name="gr2" draw:text-style-name="P1" draw:layer="layout" svg:width="5.048cm" svg:height="2.735cm" svg:x="8.02cm" svg:y="5.507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3.366cm" svg:height="4.627cm" svg:x="1.71cm" svg:y="9.08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3.366cm" svg:height="4.627cm" svg:x="9.387cm" svg:y="9.503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3" draw:text-style-name="P1" draw:layer="layout" svg:width="3.365cm" svg:height="2.629cm" svg:x="1.71cm" svg:y="15.497cm" svg:viewBox="0 0 3366 2630" svg:d="m104 2630 737-1973h-841l1683-657 1682 657h-841l841 1973zm-104-2630zm3366 2630z">
          <text:p/>
        </draw:path>
        <draw:path draw:style-name="gr3" draw:text-style-name="P1" draw:layer="layout" svg:width="5.152cm" svg:height="3.364cm" svg:x="8.125cm" svg:y="15.603cm" svg:viewBox="0 0 5153 3365" svg:d="m2103 105-526 1998h-1577l2734 1262 2419-1262h-1472l-421-1998zm-1157 2629zm2419-2734z">
          <text:p/>
        </draw:path>
        <draw:custom-shape draw:style-name="gr2" draw:text-style-name="P1" draw:layer="layout" svg:width="5.498cm" svg:height="2.734cm" draw:transform="rotate (0.785398163397448) translate (0.746cm 23.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5.498cm" svg:height="2.734cm" draw:transform="skewX (-0.000349065850398799) rotate (0.785398163397448) translate (6.461cm 23.685cm)">
          <text:p/>
          <draw:enhanced-geometry svg:viewBox="0 0 21600 21600" draw:text-areas="0 ?f0 ?f5 ?f2" draw:mirror-vertical="tru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5.498cm" svg:height="2.734cm" draw:transform="rotate (0.785398163397448) translate (13.573cm 24.318cm)">
          <text:p/>
          <draw:enhanced-geometry svg:viewBox="0 0 21600 21600" draw:text-areas="0 ?f0 ?f5 ?f2" draw:mirror-vertic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5.498cm" svg:height="2.734cm" draw:transform="skewX (0.000349065850398915) rotate (0.785398163397448) translate (14.335cm 17.61cm)">
          <text:p/>
          <draw:enhanced-geometry svg:viewBox="0 0 21600 21600" draw:text-areas="0 ?f0 ?f5 ?f2" draw:mirror-vertical="fals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4" draw:text-style-name="P1" draw:layer="layout" svg:width="4.571cm" svg:height="4.698cm" svg:x="14.589cm" svg:y="8.366cm" svg:viewBox="0 0 4572 4699" svg:d="m1523 0c864 0 1524 659 1524 1523s-660 1524-1524 1524-1523-660-1523-1524 659-1523 1523-1523zm0 0c864 0 1524 659 1524 1523s-660 1524-1524 1524-1523-660-1523-1524 659-1523 1523-1523zm-1523 0zm3049 3049zm1523 1650-2032-2159zm-3043-3981h16v825h825v1h-825v826h-16v-826h-825v-1h825zm-825 0zm1667 1652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am Brown</meta:initial-creator>
    <meta:creation-date>2014-02-13T21:08:12.198256986</meta:creation-date>
    <dc:date>2014-02-13T21:35:29.363475233</dc:date>
    <dc:creator>Liam Brown</dc:creator>
    <meta:editing-duration>PT12M6S</meta:editing-duration>
    <meta:editing-cycles>2</meta:editing-cycles>
    <meta:generator>LibreOffice/4.1.4.2$Linux_x86 LibreOffice_project/410m0$Build-2</meta:generator>
    <meta:document-statistic meta:object-count="14"/>
  </office:meta>
</office:document-meta>
</file>